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5cm" svg:height="3.7cm" svg:x="9.1cm" svg:y="8.7cm">
          <text:p text:style-name="P1"><text:span text:style-name="T1">op_a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5cm" svg:y1="10.651cm" svg:x2="16.35cm" svg:y2="10.651cm">
          <text:p/>
        </draw:line>
        <draw:frame draw:style-name="gr3" draw:layer="layout" svg:width="4.8cm" svg:height="0.95cm" svg:x="16.5cm" svg:y="10.2cm">
          <draw:text-box>
            <text:p>result = <text:s text:c="2"/>2</text:p>
          </draw:text-box>
        </draw:frame>
        <draw:line draw:style-name="gr4" draw:text-style-name="P1" draw:layer="layout" svg:x1="13.65cm" svg:y1="13.751cm" svg:x2="12.25cm" svg:y2="11.951cm">
          <text:p/>
        </draw:line>
        <draw:frame draw:style-name="gr5" draw:text-style-name="P3" draw:layer="layout" svg:width="4.7cm" svg:height="1.25cm" svg:x="13.35cm" svg:y="13.751cm">
          <draw:text-box>
            <text:p><text:span text:style-name="T2">run()</text:span></text:p>
          </draw:text-box>
        </draw:frame>
        <draw:custom-shape draw:style-name="gr1" draw:text-style-name="P2" draw:layer="layout" svg:width="3.5cm" svg:height="3.7cm" svg:x="9cm" svg:y="2cm">
          <text:p text:style-name="P1"><text:span text:style-name="T1">op_v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7cm" svg:y1="8.5cm" svg:x2="10.7cm" svg:y2="5.8cm">
          <text:p/>
        </draw:line>
        <draw:frame draw:style-name="gr5" draw:text-style-name="P3" draw:layer="layout" svg:width="9.4cm" svg:height="1.25cm" svg:x="10.9cm" svg:y="7cm">
          <draw:text-box>
            <text:p><text:span text:style-name="T2">run </text:span><text:span text:style-name="T2">完了後に値を </text:span><text:span text:style-name="T2">2 </text:span><text:span text:style-name="T2">に変更 </text:span></text:p>
          </draw:text-box>
        </draw:frame>
        <draw:line draw:style-name="gr2" draw:text-style-name="P1" draw:layer="layout" svg:x1="5.4cm" svg:y1="10.6cm" svg:x2="9.1cm" svg:y2="10.6cm">
          <text:p/>
        </draw:line>
        <draw:frame draw:style-name="gr3" draw:layer="layout" svg:width="2.9cm" svg:height="0.95cm" svg:x="2.8cm" svg:y="10.1cm">
          <draw:text-box>
            <text:p><text:s text:c="3"/>定数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5:58:32</dc:date>
    <dc:creator>tokai </dc:creator>
    <meta:editing-duration>PT4M56S</meta:editing-duration>
    <meta:editing-cycles>14</meta:editing-cycles>
    <meta:generator>LibreOffice/3.5$Linux_x86 LibreOffice_project/350m1$Build-2</meta:generator>
    <meta:document-statistic meta:object-count="10"/>
  </office:meta>
</office:document-meta>
</file>